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4C801F888D8D4C22.png" manifest:media-type="image/png"/>
  <manifest:file-entry manifest:full-path="Pictures/10000000000002D000000500CACE4FDCDC8B780D.jpg" manifest:media-type="image/jpeg"/>
  <manifest:file-entry manifest:full-path="Pictures/100000000000025800000205F87EDE7BAC14D526.jpg" manifest:media-type="image/jpeg"/>
  <manifest:file-entry manifest:full-path="Pictures/10000000000002D000000500A5289A1BC5056970.jpg" manifest:media-type="image/jpeg"/>
  <manifest:file-entry manifest:full-path="Pictures/10000000000002D0000005007F45E9B7F0CA5A1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33cm" svg:height="19.083cm" draw:transform="rotate (1.57166899142089) translate (0.917cm 11.75cm)">
          <draw:image xlink:href="Pictures/10000000000002D0000005007F45E9B7F0CA5A18.jpg" xlink:type="simple" xlink:show="embed" xlink:actuate="onLoad" draw:mime-type="image/jpeg">
            <text:p/>
          </draw:image>
        </draw:frame>
        <draw:frame draw:style-name="gr1" draw:text-style-name="P1" draw:layer="layout" svg:width="10.655cm" svg:height="18.943cm" draw:transform="rotate (1.56800379999171) translate (1.014cm 27.43cm)">
          <draw:image xlink:href="Pictures/10000000000002D000000500A5289A1BC5056970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0.66cm" svg:height="18.952cm" draw:transform="rotate (1.56590940488931) translate (0.996cm 11.66cm)">
          <draw:image xlink:href="Pictures/10000000000002D000000500CACE4FDCDC8B780D.jpg" xlink:type="simple" xlink:show="embed" xlink:actuate="onLoad" draw:mime-type="image/jpeg">
            <text:p/>
          </draw:image>
        </draw:frame>
        <draw:frame draw:style-name="gr1" draw:text-style-name="P1" draw:layer="layout" svg:width="15.874cm" svg:height="15.874cm" svg:x="-2.772cm" svg:y="12.721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0.376cm" svg:y="13.5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9.338cm" svg:y="12.034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5.903cm" svg:y="14.171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3.626cm" svg:y="17.25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-1.374cm" svg:y="12cm">
          <draw:image xlink:href="Pictures/1000000100000258000002584C801F888D8D4C2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874cm" svg:height="13.678cm" svg:x="2.75cm" svg:y="1cm">
          <draw:image xlink:href="Pictures/100000000000025800000205F87EDE7BAC14D5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3:40:12.967251298</meta:creation-date>
    <meta:generator>LibreOffice/7.4.1.1$Linux_X86_64 LibreOffice_project/40$Build-1</meta:generator>
    <dc:date>2022-09-18T13:55:31.508837132</dc:date>
    <meta:editing-duration>PT15M19S</meta:editing-duration>
    <meta:editing-cycles>1</meta:editing-cycles>
    <meta:document-statistic meta:object-count="10"/>
  </office:meta>
</office:document-meta>
</file>